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ans" svg:font-family="OpenSans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Standard">
      <style:text-properties fo:font-weight="normal" officeooo:rsid="00282e56" officeooo:paragraph-rsid="00282e56" style:font-weight-asian="normal" style:font-weight-complex="normal"/>
    </style:style>
    <style:style style:name="P5" style:family="paragraph" style:parent-style-name="Table_20_Contents">
      <style:text-properties officeooo:rsid="001d4bf0" officeooo:paragraph-rsid="001d4bf0"/>
    </style:style>
    <style:style style:name="P6" style:family="paragraph" style:parent-style-name="Table_20_Contents">
      <style:text-properties fo:font-weight="bold" officeooo:rsid="001be727" officeooo:paragraph-rsid="001be72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74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 style:list-style-name="L1">
      <style:text-properties officeooo:paragraph-rsid="00164ea5"/>
    </style:style>
    <style:style style:name="P9" style:family="paragraph" style:parent-style-name="Standard" style:list-style-name="L1">
      <style:text-properties officeooo:paragraph-rsid="001771a1"/>
    </style:style>
    <style:style style:name="P10" style:family="paragraph" style:parent-style-name="Standard" style:list-style-name="L1">
      <style:text-properties officeooo:paragraph-rsid="001961b7"/>
    </style:style>
    <style:style style:name="P11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771a1" officeooo:paragraph-rsid="0036352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1771a1" officeooo:paragraph-rsid="004e4c2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465d08" officeooo:paragraph-rsid="00465d08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2e56" officeooo:paragraph-rsid="00282e56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82e56" officeooo:paragraph-rsid="00283d6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82e56" officeooo:paragraph-rsid="00294717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83d62" officeooo:paragraph-rsid="00283d62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83d62" officeooo:paragraph-rsid="00328392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1a92fd" officeooo:paragraph-rsid="002a6da8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632b23" officeooo:paragraph-rsid="00632b23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64e75a" officeooo:paragraph-rsid="0064e75a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6b3152" officeooo:paragraph-rsid="006b3152" style:font-weight-asian="normal" style:font-weight-complex="normal"/>
    </style:style>
    <style:style style:name="P32" style:family="paragraph" style:parent-style-name="Standard" style:list-style-name="L1">
      <style:text-properties fo:font-weight="bold" officeooo:rsid="0037ad0b" officeooo:paragraph-rsid="0037ad0b" style:font-weight-asian="bold" style:font-weight-complex="bold"/>
    </style:style>
    <style:style style:name="P33" style:family="paragraph" style:parent-style-name="Standard" style:list-style-name="L1">
      <style:text-properties fo:font-weight="bold" officeooo:rsid="003885a6" officeooo:paragraph-rsid="003885a6" style:font-weight-asian="bold" style:font-weight-complex="bold"/>
    </style:style>
    <style:style style:name="P34" style:family="paragraph" style:parent-style-name="Standard" style:list-style-name="L1">
      <style:text-properties fo:font-weight="bold" officeooo:rsid="003a1442" officeooo:paragraph-rsid="003a1442" style:font-weight-asian="bold" style:font-weight-complex="bold"/>
    </style:style>
    <style:style style:name="P35" style:family="paragraph" style:parent-style-name="Standard" style:list-style-name="L3">
      <style:text-properties fo:font-weight="bold" officeooo:rsid="00164ea5" officeooo:paragraph-rsid="00164ea5" style:font-weight-asian="bold" style:font-weight-complex="bold"/>
    </style:style>
    <style:style style:name="P36" style:family="paragraph" style:parent-style-name="Standard" style:list-style-name="L3">
      <style:text-properties fo:font-weight="bold" officeooo:rsid="001771a1" officeooo:paragraph-rsid="001771a1" style:font-weight-asian="bold" style:font-weight-complex="bold"/>
    </style:style>
    <style:style style:name="P37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P38" style:family="paragraph" style:parent-style-name="Standard" style:list-style-name="L2">
      <style:text-properties officeooo:paragraph-rsid="00164ea5"/>
    </style:style>
    <style:style style:name="P39" style:family="paragraph" style:parent-style-name="Standard" style:list-style-name="L3">
      <style:text-properties officeooo:paragraph-rsid="00282e56"/>
    </style:style>
    <style:style style:name="P40" style:family="paragraph" style:parent-style-name="Standard" style:list-style-name="L3">
      <style:text-properties officeooo:paragraph-rsid="00283d62"/>
    </style:style>
    <style:style style:name="P41" style:family="paragraph" style:parent-style-name="Standard" style:list-style-name="L3">
      <style:text-properties officeooo:paragraph-rsid="002ee992"/>
    </style:style>
    <style:style style:name="P42" style:family="paragraph" style:parent-style-name="Standard" style:list-style-name="L3">
      <style:text-properties officeooo:paragraph-rsid="00294717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1e9cdf"/>
    </style:style>
    <style:style style:name="T6" style:family="text">
      <style:text-properties officeooo:rsid="00274ca4"/>
    </style:style>
    <style:style style:name="T7" style:family="text">
      <style:text-properties officeooo:rsid="00283d62"/>
    </style:style>
    <style:style style:name="T8" style:family="text">
      <style:text-properties fo:font-weight="normal" officeooo:rsid="00282e56" style:font-weight-asian="normal" style:font-weight-complex="normal"/>
    </style:style>
    <style:style style:name="T9" style:family="text">
      <style:text-properties fo:font-weight="normal" officeooo:rsid="00283d62" style:font-weight-asian="normal" style:font-weight-complex="normal"/>
    </style:style>
    <style:style style:name="T10" style:family="text">
      <style:text-properties fo:font-weight="normal" officeooo:rsid="00294717" style:font-weight-asian="normal" style:font-weight-complex="normal"/>
    </style:style>
    <style:style style:name="T11" style:family="text">
      <style:text-properties fo:font-weight="normal" officeooo:rsid="002ee992" style:font-weight-asian="normal" style:font-weight-complex="normal"/>
    </style:style>
    <style:style style:name="T12" style:family="text">
      <style:text-properties fo:font-weight="normal" officeooo:rsid="00328392" style:font-weight-asian="normal" style:font-weight-complex="normal"/>
    </style:style>
    <style:style style:name="T13" style:family="text">
      <style:text-properties fo:font-weight="normal" officeooo:rsid="00164ea5" style:font-weight-asian="normal" style:font-weight-complex="normal"/>
    </style:style>
    <style:style style:name="T14" style:family="text">
      <style:text-properties fo:font-weight="normal" officeooo:rsid="003a1442" style:font-weight-asian="normal" style:font-weight-complex="normal"/>
    </style:style>
    <style:style style:name="T15" style:family="text">
      <style:text-properties fo:font-weight="normal" officeooo:rsid="001771a1" style:font-weight-asian="normal" style:font-weight-complex="normal"/>
    </style:style>
    <style:style style:name="T16" style:family="text">
      <style:text-properties fo:font-weight="normal" officeooo:rsid="0060ef47" style:font-weight-asian="normal" style:font-weight-complex="normal"/>
    </style:style>
    <style:style style:name="T17" style:family="text">
      <style:text-properties fo:font-weight="normal" officeooo:rsid="006187bb" style:font-weight-asian="normal" style:font-weight-complex="normal"/>
    </style:style>
    <style:style style:name="T18" style:family="text">
      <style:text-properties fo:font-weight="normal" officeooo:rsid="0069f0d8" style:font-weight-asian="normal" style:font-weight-complex="normal"/>
    </style:style>
    <style:style style:name="T19" style:family="text">
      <style:text-properties fo:font-weight="normal" officeooo:rsid="006cda71" style:font-weight-asian="normal" style:font-weight-complex="normal"/>
    </style:style>
    <style:style style:name="T20" style:family="text">
      <style:text-properties fo:font-weight="normal" officeooo:rsid="001961b7" style:font-weight-asian="normal" style:font-weight-complex="normal"/>
    </style:style>
    <style:style style:name="T21" style:family="text">
      <style:text-properties fo:font-weight="normal" officeooo:rsid="006ed129" style:font-weight-asian="normal" style:font-weight-complex="normal"/>
    </style:style>
    <style:style style:name="T22" style:family="text">
      <style:text-properties officeooo:rsid="002a6da8"/>
    </style:style>
    <style:style style:name="T23" style:family="text">
      <style:text-properties officeooo:rsid="00341d20"/>
    </style:style>
    <style:style style:name="T24" style:family="text">
      <style:text-properties officeooo:rsid="0040bc0d"/>
    </style:style>
    <style:style style:name="T25" style:family="text">
      <style:text-properties officeooo:rsid="0049d080"/>
    </style:style>
    <style:style style:name="T26" style:family="text">
      <style:text-properties officeooo:rsid="004e4c2c"/>
    </style:style>
    <style:style style:name="T27" style:family="text">
      <style:text-properties officeooo:rsid="00509243"/>
    </style:style>
    <style:style style:name="T28" style:family="text">
      <style:text-properties officeooo:rsid="0060ef47"/>
    </style:style>
    <style:style style:name="T29" style:family="text">
      <style:text-properties officeooo:rsid="006187bb"/>
    </style:style>
    <style:style style:name="T30" style:family="text">
      <style:text-properties officeooo:rsid="0061deec"/>
    </style:style>
    <style:style style:name="T31" style:family="text">
      <style:text-properties fo:color="#a31515" style:font-name="Consolas" fo:font-size="9.5pt" style:font-size-asian="9.5pt"/>
    </style:style>
    <style:style style:name="T32" style:family="text">
      <style:text-properties fo:color="#a31515" style:font-name="Consolas" fo:font-size="9.5pt" officeooo:rsid="0061deec" style:font-size-asian="9.5pt"/>
    </style:style>
    <style:style style:name="T33" style:family="text">
      <style:text-properties officeooo:rsid="00637680"/>
    </style:style>
    <style:style style:name="T34" style:family="text">
      <style:text-properties officeooo:rsid="0064e75a"/>
    </style:style>
    <style:style style:name="T35" style:family="text">
      <style:text-properties officeooo:rsid="0069f0d8"/>
    </style:style>
    <style:style style:name="T36" style:family="text">
      <style:text-properties officeooo:rsid="006cda71"/>
    </style:style>
    <style:style style:name="T37" style:family="text">
      <style:text-properties officeooo:rsid="006ed1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3257812943" text:style-name="L1">
        <text:list-item>
          <text:p text:style-name="P11">/Pedidos</text:p>
          <text:list>
            <text:list-item>
              <text:p text:style-name="P12">Obtiene el listado completo de todos los pedidos</text:p>
            </text:list-item>
            <text:list-item>
              <text:p text:style-name="P12">ref RD3, <text:span text:style-name="T2">RF6, RI1</text:span></text:p>
            </text:list-item>
            <text:list-item>
              <text:p text:style-name="P32">Si no existen pedidos, devuelve 204 No Content</text:p>
            </text:list-item>
          </text:list>
        </text:list-item>
        <text:list-item>
          <text:p text:style-name="P9"><text:span text:style-name="T15">/</text:span><text:span text:style-name="T18">Pedidos</text:span><text:span text:style-name="T15">/{id</text:span><text:span text:style-name="T18">Pedido</text:span><text:span text:style-name="T15">}</text:span></text:p>
          <text:list>
            <text:list-item>
              <text:p text:style-name="P12">Obtiene el pedido de una ID determinada</text:p>
            </text:list-item>
            <text:list-item>
              <text:p text:style-name="P33">Si no existe <text:span text:style-name="T24">(el codigo del pedido es 0)</text:span>, devuelve 404 Not found</text:p>
            </text:list-item>
            <text:list-item>
              <text:p text:style-name="P12">ref RD3, <text:span text:style-name="T3">RI4, RI2</text:span></text:p>
            </text:list-item>
          </text:list>
        </text:list-item>
        <text:list-item>
          <text:p text:style-name="P8"><text:span text:style-name="T13">/</text:span><text:span text:style-name="T14">LineasPedido</text:span><text:span text:style-name="T15">?</text:span><text:span text:style-name="T14">codigoPedido={idPedido}</text:span></text:p>
          <text:list>
            <text:list-item>
              <text:p text:style-name="P12">Obtiene todas las líneas de pedido de un pedido determinado </text:p>
            </text:list-item>
            <text:list-item>
              <text:p text:style-name="P34">Si no devuelve nada se considera 404 Not found</text:p>
            </text:list-item>
            <text:list-item>
              <text:p text:style-name="P12">código de ref RD2</text:p>
            </text:list-item>
          </text:list>
        </text:list-item>
        <text:list-item>
          <text:p text:style-name="P12">/LineasPedido?codigoProducto=<text:span text:style-name="T23">{idProduc</text:span><text:span text:style-name="T26">a</text:span><text:span text:style-name="T23">to}</text:span>&amp;codigoPedido=<text:span text:style-name="T23">{idPedido}</text:span></text:p>
          <text:list>
            <text:list-item>
              <text:p text:style-name="P12">Obtiene la línea de pedido correspondiente a un producto determinado de un pedido determinado por su ID</text:p>
            </text:list-item>
            <text:list-item>
              <text:p text:style-name="P31">Si no se encuentra devuelve 404</text:p>
            </text:list-item>
            <text:list-item>
              <text:p text:style-name="P12">ref RD2</text:p>
            </text:list-item>
          </text:list>
        </text:list-item>
        <text:list-item>
          <text:p text:style-name="P9"><text:span text:style-name="T15">/</text:span><text:span text:style-name="T19">Proveedor</text:span></text:p>
          <text:list>
            <text:list-item>
              <text:p text:style-name="P17">Obtiene la lista de <text:span text:style-name="T4">todos los </text:span>proveedores</text:p>
            </text:list-item>
            <text:list-item>
              <text:p text:style-name="P17">ref RI5</text:p>
            </text:list-item>
          </text:list>
        </text:list-item>
        <text:list-item>
          <text:p text:style-name="P10"><text:span text:style-name="T20">/</text:span><text:span text:style-name="T21">Producto</text:span></text:p>
          <text:list>
            <text:list-item>
              <text:p text:style-name="P18">Obtiene la lista de todos los productos</text:p>
            </text:list-item>
            <text:list-item>
              <text:p text:style-name="P18">ref RI7</text:p>
            </text:list-item>
          </text:list>
        </text:list-item>
      </text:list>
      <text:p text:style-name="P3"/>
      <text:p text:style-name="P2">PUT</text:p>
      <text:list xml:id="list441097984" text:style-name="L2">
        <text:list-item>
          <text:p text:style-name="P38"><text:span text:style-name="T13">/Pedidos?codigoPedido=</text:span><text:span text:style-name="T16">{idPedido}</text:span><text:span text:style-name="T13">&amp;estadoPedido=</text:span><text:span text:style-name="T17">{estadoValido}</text:span></text:p>
          <text:list>
            <text:list-item>
              <text:p text:style-name="P13">Actualiza el pedido <text:span text:style-name="T30">a ese nuevo estado válido </text:span><text:span text:style-name="T32">(Preparando, Cancelado, Recibido, En reparto)</text:span></text:p>
            </text:list-item>
            <text:list-item>
              <text:p text:style-name="P13">ref RD3, <text:span text:style-name="T2">RF3, RF8, RI4</text:span></text:p>
            </text:list-item>
          </text:list>
        </text:list-item>
        <text:list-item>
          <text:p text:style-name="P13">/Pedidos/<text:span text:style-name="T34">{idPedido}</text:span></text:p>
          <text:list>
            <text:list-item>
              <text:p text:style-name="P29">Marca el pedido directamente como “Recibido”</text:p>
            </text:list-item>
            <text:list-item>
              <text:p text:style-name="P30">Sí, es con /{idPedido} no con queryString</text:p>
            </text:list-item>
          </text:list>
        </text:list-item>
        <text:list-item>
          <text:p text:style-name="P14">LineasPedido?codigoProducto=<text:span text:style-name="T23">{idProducto}</text:span>&amp;codigoPedido=<text:span text:style-name="T23">{idPedido}</text:span></text:p>
          <text:list>
            <text:list-item>
              <text:p text:style-name="P19">Actualiza la linea de pedido correspondiente a un ID de producto determinado</text:p>
            </text:list-item>
            <text:list-item>
              <text:p text:style-name="P19">ref RD2, RF3</text:p>
            </text:list-item>
          </text:list>
        </text:list-item>
      </text:list>
      <text:p text:style-name="P2">POST</text:p>
      <text:list xml:id="list623626001" text:style-name="L3">
        <text:list-item>
          <text:p text:style-name="P35">/<text:span text:style-name="T1">pedido</text:span></text:p>
          <text:list>
            <text:list-item>
              <text:p text:style-name="P15">Inserta pedido nuevo</text:p>
            </text:list-item>
            <text:list-item>
              <text:p text:style-name="P21">se le pasa List&lt;clsLineaPedido&gt;</text:p>
            </text:list-item>
            <text:list-item>
              <text:p text:style-name="P15">código de referencia RD1, <text:span text:style-name="T2">RD3, RF2</text:span></text:p>
            </text:list-item>
            <text:list-item>
              <text:p text:style-name="P22">Peticion CREAR -</text:p>
              <text:p text:style-name="P22">POST /pedido<text:tab/> HTTP/ 1,1</text:p>
              <text:p text:style-name="P22">Accept: application/json</text:p>
              <text:p text:style-name="P22">Content-Type: application/book-diff+json</text:p>
            </text:list-item>
          </text:list>
        </text:list-item>
      </text:list>
      <text:p text:style-name="P4"/>
      <text:p text:style-name="P4">[<text:line-break/><text:tab/>{<text:line-break/><text:tab/><text:tab/>"codigoProducto": 1,<text:line-break/><text:tab/><text:tab/>"codigoPedido" : 0,<text:tab/>//<text:span text:style-name="T25">es cero porque se va a crear </text:span><text:line-break/><text:soft-page-break/><text:tab/><text:tab/>"cantidad" : 4,<text:line-break/><text:tab/><text:tab/>"precioUnitario" : 1.5,<text:line-break/><text:tab/><text:tab/>"divisa" : "Euros"<text:line-break/><text:tab/><text:tab/><text:line-break/><text:tab/>},<text:line-break/><text:tab/><text:tab/>{<text:line-break/><text:tab/><text:tab/>"codigoProducto": 2,<text:line-break/><text:tab/><text:tab/>"codigoPedido" : 0,<text:line-break/><text:tab/><text:tab/>"cantidad" : 4,<text:line-break/><text:tab/><text:tab/>"precioUnitario" : 1.5,<text:line-break/><text:tab/><text:tab/>"divisa" : "Euros"<text:line-break/><text:tab/><text:tab/><text:line-break/><text:tab/>}<text:line-break/><text:tab/>]</text:p>
      <text:p text:style-name="P4"/>
      <text:list xml:id="list202029948060689" text:continue-numbering="true" text:style-name="L3">
        <text:list-item>
          <text:list>
            <text:list-item>
              <text:p text:style-name="P39"><text:span text:style-name="T8">Respuesta </text:span><text:span text:style-name="T9">exitosa </text:span><text:span text:style-name="T8">para CREAR con POST </text:span><text:span text:style-name="T11">(devuelve el objeto tipo pedido en JSON)</text:span></text:p>
              <text:list>
                <text:list-item>
                  <text:p text:style-name="P22">HTTP/1.1 201 Created</text:p>
                  <text:p text:style-name="P22"/>
                  <text:p text:style-name="P22">Content-Type: application/json;charset=utf-8</text:p>
                  <text:p text:style-name="P22"/>
                  <text:p text:style-name="P22">{</text:p>
                  <text:p text:style-name="P22">“codigo”: “1”,</text:p>
                  <text:p text:style-name="P22">“estado”:”EN_PROCESO”,</text:p>
                  <text:p text:style-name="P22">“fechaPedido”:”21032015”</text:p>
                  <text:p text:style-name="P22">“fechaRecepcion”:””</text:p>
                  <text:p text:style-name="P22">}</text:p>
                </text:list-item>
                <text:list-item>
                  <text:p text:style-name="P25">HTTP /1,1 400 Bad request</text:p>
                </text:list-item>
              </text:list>
            </text:list-item>
          </text:list>
        </text:list-item>
        <text:list-item>
          <text:p text:style-name="P36">/<text:span text:style-name="T27">LineaPedido</text:span></text:p>
          <text:list>
            <text:list-item>
              <text:p text:style-name="P20">Inserta una linea de pedido nueva en un pedido de una ID determinada</text:p>
            </text:list-item>
            <text:list-item>
              <text:p text:style-name="P20">ref RD2</text:p>
            </text:list-item>
            <text:list-item>
              <text:p text:style-name="P23">Peticion CREAR -</text:p>
              <text:p text:style-name="P23">POST /<text:span text:style-name="T2">lineaPedido</text:span><text:tab/> HTTP/ 1,1</text:p>
              <text:p text:style-name="P23">Accept: application/json</text:p>
              <text:p text:style-name="P23">Content-Type: application/book-diff+json</text:p>
              <text:p text:style-name="P23"><text:line-break/><text:tab/>{<text:line-break/><text:tab/><text:tab/>"codigoProducto": 1,<text:line-break/><text:tab/><text:tab/>"codigoPedido" : 14,<text:line-break/><text:tab/><text:tab/>"cantidad" : 4,<text:line-break/><text:tab/><text:tab/>"precioUnitario" : 1.88,<text:line-break/><text:tab/><text:tab/>"divisa" : "Euros"<text:line-break/><text:tab/><text:tab/><text:line-break/><text:tab/>}</text:p>
            </text:list-item>
            <text:list-item>
              <text:p text:style-name="P41"><text:span text:style-name="T8">Respuesta </text:span><text:span text:style-name="T9">exitosa </text:span><text:span text:style-name="T8">para CREAR con POST </text:span><text:span text:style-name="T11">(devuelve el objeto tipo lineaPedido en JSON)</text:span></text:p>
              <text:list>
                <text:list-item>
                  <text:p text:style-name="P23">HTTP/1.1 201 Created</text:p>
                  <text:p text:style-name="P23"/>
                  <text:p text:style-name="P23">Content-Type: application/json;charset=utf-8</text:p>
                  <text:p text:style-name="P23"/>
                  <text:p text:style-name="P23">{</text:p>
                  <text:p text:style-name="P42"><text:span text:style-name="T8">“c</text:span><text:span text:style-name="T9">odigoProducto</text:span><text:span text:style-name="T8">”:”1</text:span><text:span text:style-name="T10">23</text:span><text:span text:style-name="T8">”,</text:span></text:p>
                  <text:p text:style-name="P42"><text:span text:style-name="T8">“c</text:span><text:span text:style-name="T9">odigoPedido</text:span><text:span text:style-name="T8">”:”1</text:span><text:span text:style-name="T10">0000</text:span><text:span text:style-name="T8">”,</text:span></text:p>
                  <text:p text:style-name="P42"><text:soft-page-break/><text:span text:style-name="T8">“c</text:span><text:span text:style-name="T9">antidad</text:span><text:span text:style-name="T8">”:”</text:span><text:span text:style-name="T10">5</text:span><text:span text:style-name="T8">”,</text:span></text:p>
                  <text:p text:style-name="P24">“<text:span text:style-name="T7">precioUnitario”:”1,5”,</text:span></text:p>
                  <text:p text:style-name="P26">“divisa”:”euro”</text:p>
                  <text:p text:style-name="P23">}</text:p>
                </text:list-item>
                <text:list-item>
                  <text:p text:style-name="P25">HTTP /1,1 400 Bad request</text:p>
                </text:list-item>
              </text:list>
            </text:list-item>
          </text:list>
        </text:list-item>
      </text:list>
      <text:p text:style-name="P3"/>
      <text:p text:style-name="P2">DELETE </text:p>
      <text:list xml:id="list415501110" text:style-name="L4">
        <text:list-item>
          <text:p text:style-name="P16">/LineasPedido?codigoProducto=<text:span text:style-name="T23">{idProduc</text:span><text:span text:style-name="T26">a</text:span><text:span text:style-name="T23">to}</text:span>&amp;codigoPedido=<text:span text:style-name="T23">{idPedido}</text:span></text:p>
          <text:list>
            <text:list-item>
              <text:p text:style-name="P27">Elimina una linea de pedido referida a un producto determinado en un pedido de ID determinada</text:p>
            </text:list-item>
            <text:list-item>
              <text:p text:style-name="P27">ref RD2</text:p>
            </text:list-item>
            <text:list-item>
              <text:p text:style-name="P28">#Respuesta si no existe</text:p>
              <text:p text:style-name="P28">HTTP/1.1 404 Not Found</text:p>
              <text:p text:style-name="P28">#Fin Respuesta</text:p>
              <text:p text:style-name="P28"/>
            </text:list-item>
            <text:list-item>
              <text:p text:style-name="P28">#Respuesta <text:span text:style-name="T22">exitosa</text:span></text:p>
              <text:p text:style-name="P28">HTTP/1.1 204 No Content</text:p>
              <text:p text:style-name="P28">#Fin Respuesta</text:p>
            </text:list-item>
          </text:list>
        </text:list-item>
        <text:list-item>
          <text:p text:style-name="P37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ans" svg:font-family="OpenSans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2-19T20:20:25.746000000</dc:date>
    <meta:editing-duration>PT3H2M42S</meta:editing-duration>
    <meta:editing-cycles>43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89" meta:word-count="468" meta:character-count="2914" meta:non-whitespace-character-count="2560"/>
  </office:meta>
</office:document-meta>
</file>